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Bitstream Vera Serif" svg:font-family="'Bitstream Vera Serif'" style:font-family-generic="roman" style:font-pitch="variable"/>
    <style:font-face style:name="Lucidasans" svg:font-family="Lucidasans"/>
    <style:font-face style:name="Lucidasans1" svg:font-family="Lucidasans" style:font-family-generic="system" style:font-pitch="variable"/>
    <style:font-face style:name="Mincho" svg:font-family="Mincho" style:font-family-generic="system" style:font-pitch="variable"/>
    <style:font-face style:name="Times" svg:font-family="Times" style:font-family-generic="roman"/>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5"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6"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7"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8"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9"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0" style:family="paragraph" style:parent-style-name="Text_20_body">
      <style:paragraph-properties fo:margin-left="0in" fo:margin-right="0in" fo:margin-top="0in" fo:margin-bottom="0in" style: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1" style:family="paragraph" style:parent-style-name="Text_20_body">
      <style:paragraph-properties fo:margin-left="0in" fo:margin-right="0in" fo:margin-top="0in" fo:margin-bottom="0in" style: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2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23"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2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25"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2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27"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2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29"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3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31"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3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33"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3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35"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3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3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3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39"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4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41"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4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43"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4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45"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4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4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4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5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5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52"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53"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54" style:family="paragraph" style:parent-style-name="Standard">
      <style:paragraph-properties fo:text-align="justify" style:justify-single-word="false" style:writing-mode="lr-tb"/>
      <style:text-properties style:font-name="Times" fo:font-size="12pt" style:font-size-asian="12pt" style:font-size-complex="12pt"/>
    </style:style>
    <style:style style:name="P55"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57"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59"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6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62"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64"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65"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67" style:family="paragraph" style:parent-style-name="Standard">
      <style:paragraph-properties fo:text-align="justify" style:justify-single-word="false" style:writing-mode="lr-tb"/>
      <style:text-properties style:font-name="Times" fo:font-size="12pt" officeooo:paragraph-rsid="0192f6b4"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69"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style:font-size-asian="12pt" style:font-size-complex="12pt"/>
    </style:style>
    <style:style style:name="P70"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9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9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10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a916a0" style:font-size-asian="12pt" style:font-size-complex="12pt"/>
    </style:style>
    <style:style style:name="P10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02"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03"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04"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05"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06"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07"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08"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09"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0"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1"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style:font-size-asian="12pt" style:font-size-complex="12pt"/>
    </style:style>
    <style:style style:name="P112"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13" style:family="paragraph" style:parent-style-name="Standard">
      <style:paragraph-properties fo:margin-left="0.25in" fo:margin-right="0in" fo:margin-top="0in" fo:margin-bottom="0in" style: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14"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officeooo:paragraph-rsid="019f6e95" style:font-size-asian="12pt" style:font-size-complex="12pt"/>
    </style:style>
    <style:style style:name="P11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11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11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11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19"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2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12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12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12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12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12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12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12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12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12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13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13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13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13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1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1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1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1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1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1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1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1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1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1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1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45"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6bc13" officeooo:paragraph-rsid="0116bc13" style:font-size-asian="12pt" style:font-size-complex="12pt"/>
    </style:style>
    <style:style style:name="P1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223e3" officeooo:paragraph-rsid="011223e3" style:font-size-asian="12pt" style:font-size-complex="12pt"/>
    </style:style>
    <style:style style:name="P1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4cdf0" officeooo:paragraph-rsid="016adebb" style:font-size-asian="12pt" style:font-size-complex="12pt"/>
    </style:style>
    <style:style style:name="P1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c82c8" officeooo:paragraph-rsid="016ee454" style:font-size-asian="12pt" style:font-size-complex="12pt"/>
    </style:style>
    <style:style style:name="P1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5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cb97d" officeooo:paragraph-rsid="017a7b21" style:font-size-asian="12pt" style:font-size-complex="12pt"/>
    </style:style>
    <style:style style:name="P1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a8a072" officeooo:paragraph-rsid="01a8a072" style:font-size-asian="12pt" style:font-size-complex="12pt"/>
    </style:style>
    <style:style style:name="P154"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55"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56"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57"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7e8f99" officeooo:paragraph-rsid="0039226d" style:font-size-asian="12pt" style:font-size-complex="12pt"/>
    </style:style>
    <style:style style:name="P158"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c5ff7d" officeooo:paragraph-rsid="017847b4" style:font-size-asian="12pt" style:font-size-complex="12pt"/>
    </style:style>
    <style:style style:name="P159"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59c4d5" officeooo:paragraph-rsid="0059c4d5" style:font-size-asian="12pt" style:font-size-complex="12pt"/>
    </style:style>
    <style:style style:name="P160"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c9c915" officeooo:paragraph-rsid="00c9c915" style:font-size-asian="12pt" style:font-size-complex="12pt"/>
    </style:style>
    <style:style style:name="P16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7306ed" officeooo:paragraph-rsid="007306ed" style:font-size-asian="12pt" style:font-size-complex="12pt"/>
    </style:style>
    <style:style style:name="P162"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182eda9" officeooo:paragraph-rsid="0182eda9" style:font-size-asian="12pt" style:font-size-complex="12pt"/>
    </style:style>
    <style:style style:name="P163"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64"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16848f" officeooo:paragraph-rsid="01a0a8fd" style:font-size-asian="12pt" style:font-size-complex="12pt"/>
    </style:style>
    <style:style style:name="P165"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66"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d9f507" officeooo:paragraph-rsid="00d9f507" style:font-size-asian="12pt" style:font-size-complex="12pt"/>
    </style:style>
    <style:style style:name="P167"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cc83d0" officeooo:paragraph-rsid="00cc83d0" style:font-size-asian="12pt" style:font-size-complex="12pt"/>
    </style:style>
    <style:style style:name="P168"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69"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170"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171"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172"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73"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174"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75"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7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77"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178"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17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80"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81" style:family="paragraph" style:parent-style-name="Standard">
      <style:paragraph-properties fo:text-align="justify" style:justify-single-word="false" style:writing-mode="lr-tb"/>
      <style:text-properties style:font-name="Times" fo:font-size="12pt" officeooo:paragraph-rsid="0151754e" style:font-size-asian="12pt" style:font-size-complex="12pt"/>
    </style:style>
    <style:style style:name="P1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ace71f" style:font-size-asian="12pt" style:font-size-complex="12pt"/>
    </style:style>
    <style:style style:name="P183" style:family="paragraph" style:parent-style-name="Standard">
      <style:paragraph-properties fo:text-align="justify" style:justify-single-word="false" style:writing-mode="lr-tb"/>
      <style:text-properties style:font-name="Times" fo:font-size="12pt" officeooo:paragraph-rsid="01ace71f" style:font-size-asian="12pt" style:font-size-complex="12pt"/>
    </style:style>
    <style:style style:name="P1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ace71f" style:font-size-asian="12pt" style:font-size-complex="12pt"/>
    </style:style>
    <style:style style:name="P1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ace71f" style:font-size-asian="12pt" style:font-size-complex="12pt"/>
    </style:style>
    <style:style style:name="P186"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187" style:family="paragraph" style:parent-style-name="Standard">
      <style:paragraph-properties fo:text-align="justify" style:justify-single-word="false" style:writing-mode="lr-tb"/>
      <style:text-properties style:font-name="Times" fo:font-size="12pt" fo:font-weight="bold" officeooo:paragraph-rsid="01ace71f" style:font-size-asian="12pt" style:font-weight-asian="bold" style:font-size-complex="12pt" style:font-weight-complex="bold"/>
    </style:style>
    <style:style style:name="P18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ace71f" style:font-size-asian="12pt" style:font-weight-asian="bold" style:font-size-complex="12pt" style:font-weight-complex="bold"/>
    </style:style>
    <style:style style:name="P189"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1ace71f" style:font-size-asian="12pt" style:font-weight-asian="normal" style:font-size-complex="12pt" style:font-weight-complex="normal"/>
    </style:style>
    <style:style style:name="T1" style:family="text">
      <style:text-properties fo:language="en" fo:country="US"/>
    </style:style>
    <style:style style:name="T2" style:family="text">
      <style:text-properties officeooo:rsid="0004f732"/>
    </style:style>
    <style:style style:name="T3" style:family="text">
      <style:text-properties officeooo:rsid="0007ab20"/>
    </style:style>
    <style:style style:name="T4" style:family="text">
      <style:text-properties officeooo:rsid="00089f68"/>
    </style:style>
    <style:style style:name="T5" style:family="text">
      <style:text-properties officeooo:rsid="0008e6c5"/>
    </style:style>
    <style:style style:name="T6" style:family="text">
      <style:text-properties officeooo:rsid="000a4d69"/>
    </style:style>
    <style:style style:name="T7" style:family="text">
      <style:text-properties officeooo:rsid="000c2f43"/>
    </style:style>
    <style:style style:name="T8" style:family="text">
      <style:text-properties officeooo:rsid="000c9e47"/>
    </style:style>
    <style:style style:name="T9" style:family="text">
      <style:text-properties officeooo:rsid="000dd9ca"/>
    </style:style>
    <style:style style:name="T10" style:family="text">
      <style:text-properties officeooo:rsid="000f5537"/>
    </style:style>
    <style:style style:name="T11" style:family="text">
      <style:text-properties officeooo:rsid="00107c80"/>
    </style:style>
    <style:style style:name="T12" style:family="text">
      <style:text-properties officeooo:rsid="0010e6d3"/>
    </style:style>
    <style:style style:name="T13" style:family="text">
      <style:text-properties officeooo:rsid="0011b321"/>
    </style:style>
    <style:style style:name="T14" style:family="text">
      <style:text-properties officeooo:rsid="00122119"/>
    </style:style>
    <style:style style:name="T15" style:family="text">
      <style:text-properties officeooo:rsid="0015d271"/>
    </style:style>
    <style:style style:name="T16" style:family="text">
      <style:text-properties officeooo:rsid="0016ac36"/>
    </style:style>
    <style:style style:name="T17" style:family="text">
      <style:text-properties officeooo:rsid="001b1312"/>
    </style:style>
    <style:style style:name="T18" style:family="text">
      <style:text-properties officeooo:rsid="001cedb1"/>
    </style:style>
    <style:style style:name="T19" style:family="text">
      <style:text-properties officeooo:rsid="001e6301"/>
    </style:style>
    <style:style style:name="T20" style:family="text">
      <style:text-properties officeooo:rsid="001f70ed"/>
    </style:style>
    <style:style style:name="T21" style:family="text">
      <style:text-properties officeooo:rsid="00212a71"/>
    </style:style>
    <style:style style:name="T22" style:family="text">
      <style:text-properties officeooo:rsid="00292935"/>
    </style:style>
    <style:style style:name="T23" style:family="text">
      <style:text-properties officeooo:rsid="002aee26"/>
    </style:style>
    <style:style style:name="T24" style:family="text">
      <style:text-properties officeooo:rsid="002c533d"/>
    </style:style>
    <style:style style:name="T25" style:family="text">
      <style:text-properties officeooo:rsid="002c94eb"/>
    </style:style>
    <style:style style:name="T26" style:family="text">
      <style:text-properties officeooo:rsid="00312496"/>
    </style:style>
    <style:style style:name="T27" style:family="text">
      <style:text-properties officeooo:rsid="0034729a"/>
    </style:style>
    <style:style style:name="T28" style:family="text">
      <style:text-properties officeooo:rsid="00356a49"/>
    </style:style>
    <style:style style:name="T29" style:family="text">
      <style:text-properties officeooo:rsid="003af939"/>
    </style:style>
    <style:style style:name="T30" style:family="text">
      <style:text-properties officeooo:rsid="003c27a0"/>
    </style:style>
    <style:style style:name="T31" style:family="text">
      <style:text-properties officeooo:rsid="003f7a0b"/>
    </style:style>
    <style:style style:name="T32" style:family="text">
      <style:text-properties officeooo:rsid="0040bc95"/>
    </style:style>
    <style:style style:name="T33" style:family="text">
      <style:text-properties officeooo:rsid="0044d8e2"/>
    </style:style>
    <style:style style:name="T34" style:family="text">
      <style:text-properties officeooo:rsid="00464612"/>
    </style:style>
    <style:style style:name="T35" style:family="text">
      <style:text-properties officeooo:rsid="0047ed4b"/>
    </style:style>
    <style:style style:name="T36" style:family="text">
      <style:text-properties officeooo:rsid="004900dd"/>
    </style:style>
    <style:style style:name="T37" style:family="text">
      <style:text-properties officeooo:rsid="004a1621"/>
    </style:style>
    <style:style style:name="T38" style:family="text">
      <style:text-properties officeooo:rsid="004bc7ee"/>
    </style:style>
    <style:style style:name="T39" style:family="text">
      <style:text-properties officeooo:rsid="004f318f"/>
    </style:style>
    <style:style style:name="T40" style:family="text">
      <style:text-properties officeooo:rsid="00506428"/>
    </style:style>
    <style:style style:name="T41" style:family="text">
      <style:text-properties officeooo:rsid="0050f56d"/>
    </style:style>
    <style:style style:name="T42" style:family="text">
      <style:text-properties officeooo:rsid="0051d9ae"/>
    </style:style>
    <style:style style:name="T43" style:family="text">
      <style:text-properties officeooo:rsid="005610c4"/>
    </style:style>
    <style:style style:name="T44" style:family="text">
      <style:text-properties officeooo:rsid="006116f4"/>
    </style:style>
    <style:style style:name="T45" style:family="text">
      <style:text-properties officeooo:rsid="00700abd"/>
    </style:style>
    <style:style style:name="T46" style:family="text">
      <style:text-properties officeooo:rsid="0070ff0c"/>
    </style:style>
    <style:style style:name="T47" style:family="text">
      <style:text-properties officeooo:rsid="00716056"/>
    </style:style>
    <style:style style:name="T48" style:family="text">
      <style:text-properties officeooo:rsid="007294d4"/>
    </style:style>
    <style:style style:name="T49" style:family="text">
      <style:text-properties officeooo:rsid="0075c007"/>
    </style:style>
    <style:style style:name="T50" style:family="text">
      <style:text-properties officeooo:rsid="0076b5a3"/>
    </style:style>
    <style:style style:name="T51" style:family="text">
      <style:text-properties officeooo:rsid="0078ac26"/>
    </style:style>
    <style:style style:name="T52" style:family="text">
      <style:text-properties officeooo:rsid="00794c52"/>
    </style:style>
    <style:style style:name="T53" style:family="text">
      <style:text-properties officeooo:rsid="00794fb5"/>
    </style:style>
    <style:style style:name="T54" style:family="text">
      <style:text-properties officeooo:rsid="0079c1f9"/>
    </style:style>
    <style:style style:name="T55" style:family="text">
      <style:text-properties officeooo:rsid="007a300f"/>
    </style:style>
    <style:style style:name="T56" style:family="text">
      <style:text-properties officeooo:rsid="007a5461"/>
    </style:style>
    <style:style style:name="T57" style:family="text">
      <style:text-properties officeooo:rsid="007aaf43"/>
    </style:style>
    <style:style style:name="T58" style:family="text">
      <style:text-properties officeooo:rsid="007ad964"/>
    </style:style>
    <style:style style:name="T59" style:family="text">
      <style:text-properties officeooo:rsid="007bdf1e"/>
    </style:style>
    <style:style style:name="T60" style:family="text">
      <style:text-properties officeooo:rsid="007ece6b"/>
    </style:style>
    <style:style style:name="T61" style:family="text">
      <style:text-properties officeooo:rsid="007fbfe0"/>
    </style:style>
    <style:style style:name="T62" style:family="text">
      <style:text-properties officeooo:rsid="0084bfd0"/>
    </style:style>
    <style:style style:name="T63" style:family="text">
      <style:text-properties officeooo:rsid="0093dc3b"/>
    </style:style>
    <style:style style:name="T64" style:family="text">
      <style:text-properties officeooo:rsid="0095b0ac"/>
    </style:style>
    <style:style style:name="T65" style:family="text">
      <style:text-properties officeooo:rsid="009e6769"/>
    </style:style>
    <style:style style:name="T66" style:family="text">
      <style:text-properties officeooo:rsid="00a529cc"/>
    </style:style>
    <style:style style:name="T67" style:family="text">
      <style:text-properties officeooo:rsid="00a6baa3"/>
    </style:style>
    <style:style style:name="T68" style:family="text">
      <style:text-properties officeooo:rsid="00a6c1c4"/>
    </style:style>
    <style:style style:name="T69" style:family="text">
      <style:text-properties officeooo:rsid="00aa01b2"/>
    </style:style>
    <style:style style:name="T70" style:family="text">
      <style:text-properties officeooo:rsid="00ac006e"/>
    </style:style>
    <style:style style:name="T71" style:family="text">
      <style:text-properties officeooo:rsid="00ada1f9"/>
    </style:style>
    <style:style style:name="T72" style:family="text">
      <style:text-properties officeooo:rsid="00ae96dc"/>
    </style:style>
    <style:style style:name="T73" style:family="text">
      <style:text-properties officeooo:rsid="00b78a71"/>
    </style:style>
    <style:style style:name="T74" style:family="text">
      <style:text-properties officeooo:rsid="00b94025"/>
    </style:style>
    <style:style style:name="T75" style:family="text">
      <style:text-properties officeooo:rsid="00b99717"/>
    </style:style>
    <style:style style:name="T76" style:family="text">
      <style:text-properties officeooo:rsid="00be2c3e"/>
    </style:style>
    <style:style style:name="T77" style:family="text">
      <style:text-properties officeooo:rsid="00c2c0b9"/>
    </style:style>
    <style:style style:name="T78" style:family="text">
      <style:text-properties officeooo:rsid="00c6d4bd"/>
    </style:style>
    <style:style style:name="T79" style:family="text">
      <style:text-properties officeooo:rsid="00c9c915"/>
    </style:style>
    <style:style style:name="T80" style:family="text">
      <style:text-properties officeooo:rsid="00cd30a6"/>
    </style:style>
    <style:style style:name="T81" style:family="text">
      <style:text-properties officeooo:rsid="00ceb824"/>
    </style:style>
    <style:style style:name="T82" style:family="text">
      <style:text-properties officeooo:rsid="00cf521e"/>
    </style:style>
    <style:style style:name="T83" style:family="text">
      <style:text-properties officeooo:rsid="00d013ec"/>
    </style:style>
    <style:style style:name="T84" style:family="text">
      <style:text-properties officeooo:rsid="00e17d23"/>
    </style:style>
    <style:style style:name="T85" style:family="text">
      <style:text-properties officeooo:rsid="00e50cf8"/>
    </style:style>
    <style:style style:name="T86" style:family="text">
      <style:text-properties officeooo:rsid="00e8f74f"/>
    </style:style>
    <style:style style:name="T87" style:family="text">
      <style:text-properties officeooo:rsid="00f34298"/>
    </style:style>
    <style:style style:name="T88" style:family="text">
      <style:text-properties officeooo:rsid="00f53e62"/>
    </style:style>
    <style:style style:name="T89" style:family="text">
      <style:text-properties officeooo:rsid="00f554fb"/>
    </style:style>
    <style:style style:name="T90" style:family="text">
      <style:text-properties officeooo:rsid="00ff44f5"/>
    </style:style>
    <style:style style:name="T91" style:family="text">
      <style:text-properties officeooo:rsid="01009729"/>
    </style:style>
    <style:style style:name="T92" style:family="text">
      <style:text-properties officeooo:rsid="01013d7e"/>
    </style:style>
    <style:style style:name="T93" style:family="text">
      <style:text-properties officeooo:rsid="010b2db4"/>
    </style:style>
    <style:style style:name="T94" style:family="text">
      <style:text-properties officeooo:rsid="0113b27d"/>
    </style:style>
    <style:style style:name="T95" style:family="text">
      <style:text-properties officeooo:rsid="01184595"/>
    </style:style>
    <style:style style:name="T96" style:family="text">
      <style:text-properties officeooo:rsid="011efe66"/>
    </style:style>
    <style:style style:name="T97" style:family="text">
      <style:text-properties officeooo:rsid="012403c8"/>
    </style:style>
    <style:style style:name="T98" style:family="text">
      <style:text-properties officeooo:rsid="012575f3"/>
    </style:style>
    <style:style style:name="T99" style:family="text">
      <style:text-properties officeooo:rsid="012579ef"/>
    </style:style>
    <style:style style:name="T100" style:family="text">
      <style:text-properties officeooo:rsid="012587c9"/>
    </style:style>
    <style:style style:name="T101" style:family="text">
      <style:text-properties officeooo:rsid="0126c6b4"/>
    </style:style>
    <style:style style:name="T102" style:family="text">
      <style:text-properties officeooo:rsid="012707d3"/>
    </style:style>
    <style:style style:name="T103" style:family="text">
      <style:text-properties officeooo:rsid="012ed976"/>
    </style:style>
    <style:style style:name="T104" style:family="text">
      <style:text-properties officeooo:rsid="0130c3b0"/>
    </style:style>
    <style:style style:name="T105" style:family="text">
      <style:text-properties officeooo:rsid="01320248"/>
    </style:style>
    <style:style style:name="T106" style:family="text">
      <style:text-properties officeooo:rsid="0133d2d0"/>
    </style:style>
    <style:style style:name="T107" style:family="text">
      <style:text-properties officeooo:rsid="01359979"/>
    </style:style>
    <style:style style:name="T108" style:family="text">
      <style:text-properties officeooo:rsid="013f761c"/>
    </style:style>
    <style:style style:name="T109" style:family="text">
      <style:text-properties officeooo:rsid="013fbc6f"/>
    </style:style>
    <style:style style:name="T110" style:family="text">
      <style:text-properties officeooo:rsid="014063d0"/>
    </style:style>
    <style:style style:name="T111" style:family="text">
      <style:text-properties officeooo:rsid="0141f25e"/>
    </style:style>
    <style:style style:name="T112" style:family="text">
      <style:text-properties officeooo:rsid="0142bee5"/>
    </style:style>
    <style:style style:name="T113" style:family="text">
      <style:text-properties officeooo:rsid="0144d6a2"/>
    </style:style>
    <style:style style:name="T114" style:family="text">
      <style:text-properties officeooo:rsid="0147f2b2"/>
    </style:style>
    <style:style style:name="T115" style:family="text">
      <style:text-properties officeooo:rsid="014b064c"/>
    </style:style>
    <style:style style:name="T116" style:family="text">
      <style:text-properties officeooo:rsid="014debd1"/>
    </style:style>
    <style:style style:name="T117" style:family="text">
      <style:text-properties officeooo:rsid="01567255"/>
    </style:style>
    <style:style style:name="T118" style:family="text">
      <style:text-properties officeooo:rsid="015823cd"/>
    </style:style>
    <style:style style:name="T119" style:family="text">
      <style:text-properties officeooo:rsid="0159d214"/>
    </style:style>
    <style:style style:name="T120" style:family="text">
      <style:text-properties officeooo:rsid="015aa0fa"/>
    </style:style>
    <style:style style:name="T121" style:family="text">
      <style:text-properties officeooo:rsid="015cb97d"/>
    </style:style>
    <style:style style:name="T122" style:family="text">
      <style:text-properties officeooo:rsid="0163210b"/>
    </style:style>
    <style:style style:name="T123" style:family="text">
      <style:text-properties officeooo:rsid="01725d0a"/>
    </style:style>
    <style:style style:name="T124" style:family="text">
      <style:text-properties officeooo:rsid="017cce52"/>
    </style:style>
    <style:style style:name="T125" style:family="text">
      <style:text-properties officeooo:rsid="0182eda9"/>
    </style:style>
    <style:style style:name="T126" style:family="text">
      <style:text-properties officeooo:rsid="018f29a3"/>
    </style:style>
    <style:style style:name="T127" style:family="text">
      <style:text-properties officeooo:rsid="018f68b6"/>
    </style:style>
    <style:style style:name="T128" style:family="text">
      <style:text-properties officeooo:rsid="0191196d"/>
    </style:style>
    <style:style style:name="T129" style:family="text">
      <style:text-properties officeooo:rsid="01926406"/>
    </style:style>
    <style:style style:name="T130" style:family="text">
      <style:text-properties officeooo:rsid="01961951"/>
    </style:style>
    <style:style style:name="T131" style:family="text">
      <style:text-properties officeooo:rsid="019a8c99"/>
    </style:style>
    <style:style style:name="T132" style:family="text">
      <style:text-properties officeooo:rsid="019ae599"/>
    </style:style>
    <style:style style:name="T133" style:family="text">
      <style:text-properties officeooo:rsid="019cd338"/>
    </style:style>
    <style:style style:name="T134" style:family="text">
      <style:text-properties officeooo:rsid="019ee56f"/>
    </style:style>
    <style:style style:name="T135" style:family="text">
      <style:text-properties officeooo:rsid="01a5964d"/>
    </style:style>
    <style:style style:name="T136" style:family="text">
      <style:text-properties officeooo:rsid="01a6ff97"/>
    </style:style>
    <style:style style:name="T137" style:family="text">
      <style:text-properties officeooo:rsid="01a84773"/>
    </style:style>
    <style:style style:name="T138" style:family="text">
      <style:text-properties officeooo:rsid="01a875a2"/>
    </style:style>
    <style:style style:name="T139" style:family="text">
      <style:text-properties officeooo:rsid="01a8a072"/>
    </style:style>
    <style:style style:name="T140" style:family="text">
      <style:text-properties officeooo:rsid="01a916a0"/>
    </style:style>
    <style:style style:name="T141" style:family="text">
      <style:text-properties officeooo:rsid="01aa237d"/>
    </style:style>
    <style:style style:name="T142" style:family="text">
      <style:text-properties officeooo:rsid="01abb662"/>
    </style:style>
    <style:style style:name="T143" style:family="text">
      <style:text-properties fo:font-weight="bold" style:font-weight-asian="bold" style:font-weight-complex="bold"/>
    </style:style>
    <style:style style:name="T144" style:family="text">
      <style:text-properties fo:font-weight="bold" officeooo:rsid="001b131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kodo Bushi School</text:p>
      <text:p text:style-name="P12"/>
      <text:p text:style-name="P12"><text:tab/></text:p>
      <text:p text:style-name="P20"/>
      <text:p text:style-name="P21"><text:span text:style-name="T116">School Ring</text:span>:</text:p>
      <text:p text:style-name="P122">Water</text:p>
      <text:p text:style-name="P22"/>
      <text:p text:style-name="P21">School Knacks:</text:p>
      <text:p text:style-name="P73">double attack, feint, iaijutsu</text:p>
      <text:p text:style-name="P54"/>
      <text:p text:style-name="P12">Special Ability:</text:p>
      <text:p text:style-name="P68">You get <text:span text:style-name="T15">four</text:span> temporary void points after a successful feint <text:span text:style-name="T68">and one void point after an unsuccessful feint.</text:span></text:p>
      <text:p text:style-name="P68"/>
      <text:p text:style-name="P12"><text:span text:style-name="T108">First Dan</text:span>:</text:p>
      <text:p text:style-name="P68">Rolls one extra die on attack, double attack, and wound checks.</text:p>
      <text:p text:style-name="P12"><text:span text:style-name="T109">Second Dan</text:span>:</text:p>
      <text:p text:style-name="P68">You get a free raise on wound checks.</text:p>
      <text:p text:style-name="P12"><text:span text:style-name="T109">Third Dan</text:span>:</text:p>
      <text:p text:style-name="P74">After you <text:span text:style-name="T107">exceed the TN of a wound check</text:span>, divide the difference between your wound check and the damage roll by 5, rounding down.</text:p>
      <text:p text:style-name="P74">You may add that number multiplied by X to any future attack this combat, where X is your attack skill.</text:p>
      <text:p text:style-name="P12"><text:span text:style-name="T109">Fourth Dan</text:span>:</text:p>
      <text:p text:style-name="P90">Raise your current and maximum Water by 1. <text:s/><text:span text:style-name="T123">Raising your Water now costs 5 fewer XP.</text:span></text:p>
      <text:p text:style-name="P75">You may spend void points after rolling a wound check to receive a free raise for each void point spent.</text:p>
      <text:p text:style-name="P12"><text:span text:style-name="T109">Fifth Dan</text:span>:</text:p>
      <text:p text:style-name="P68">After you take damage, you may spend void points to deal 10 light wounds to the attacker for every void point spent, up to the amount of damage you took.</text:p>
      <text:p text:style-name="P54"/>
      <text:p text:style-name="P54"/>
      <text:p text:style-name="P2">Bayushi Bushi School</text:p>
      <text:p text:style-name="P12"/>
      <text:p text:style-name="P21"><text:span text:style-name="T116">School Ring</text:span>:</text:p>
      <text:p text:style-name="P127">Fire</text:p>
      <text:p text:style-name="P22"/>
      <text:p text:style-name="P21">School Knacks:</text:p>
      <text:p text:style-name="P68">double attack, feint, iaijutsu</text:p>
      <text:p text:style-name="P54"/>
      <text:p text:style-name="P12">Special Ability:</text:p>
      <text:p text:style-name="P68">When spending void points on <text:span text:style-name="T138">all types of </text:span>attack rolls, add 1k1 to the damage rolls of those attacks per void point spent.</text:p>
      <text:p text:style-name="P54"/>
      <text:p text:style-name="P12"><text:span text:style-name="T110">First Dan</text:span>:</text:p>
      <text:p text:style-name="P68">Roll one extra die on iaijutsu, double attack, <text:span text:style-name="T69">and wound check</text:span> rolls.</text:p>
      <text:p text:style-name="P12"><text:span text:style-name="T110">Second Dan</text:span>:</text:p>
      <text:p text:style-name="P68">You get a free raise on double attack rolls.</text:p>
      <text:p text:style-name="P12"><text:span text:style-name="T110">Third Dan</text:span>:</text:p>
      <text:p text:style-name="P68">Your feints do Xk1 damage, where X is your attack skill. <text:s/>You don't roll extra damage dice from your Fire or from exceeding the TN, but your Special Ability may increase the damage.</text:p>
      <text:p text:style-name="P12"><text:span text:style-name="T111">Fourth Dan</text:span>:</text:p>
      <text:p text:style-name="P91">Raise your current and maximum Fire by 1. <text:s/><text:span text:style-name="T123">Raising your Fire now costs 5 fewer XP.</text:span></text:p>
      <text:p text:style-name="P74">After a successful or unsuccessful feint, you may apply a free raise to any future attack this combat.</text:p>
      <text:p text:style-name="P12"><text:span text:style-name="T111">Fifth Dan</text:span>:</text:p>
      <text:p text:style-name="P172">When you fail a wound check, <text:span text:style-name="T16">calculate your serious wounds as if you had half your number of light wounds.</text:span></text:p>
      <text:p text:style-name="P12"/>
      <text:p text:style-name="P2">Daidoji Yojimbo School</text:p>
      <text:p text:style-name="P12"/>
      <text:p text:style-name="P23"><text:span text:style-name="T116">School Ring</text:span>:</text:p>
      <text:p text:style-name="P123">Water</text:p>
      <text:p text:style-name="P24"/>
      <text:p text:style-name="P23">School Knacks:</text:p>
      <text:p text:style-name="P68">counterattack, double attack, iaijutsu</text:p>
      <text:p text:style-name="P54"/>
      <text:p text:style-name="P12">Special Ability:</text:p>
      <text:p text:style-name="P68">You may counterattack as an interrupt action by spending only 1 action die, but if you do so then your opponent gets a free raise on their wound check if you hit. <text:s/>You may counterattack for other characters at no penalty.</text:p>
      <text:p text:style-name="P54"/>
      <text:p text:style-name="P12"><text:span text:style-name="T112">First Dan</text:span>:</text:p>
      <text:p text:style-name="P68">Roll one extra die on attack, counterattack, and wound check rolls.</text:p>
      <text:p text:style-name="P12">Second Dan:</text:p>
      <text:p text:style-name="P68">You get a free raise on all counterattack rolls.</text:p>
      <text:p text:style-name="P12">Third Dan:</text:p>
      <text:p text:style-name="P68">When you counterattack, add X <text:span text:style-name="T130">free raises </text:span>to the wound check from the original attack, where X is your attack skill.</text:p>
      <text:p text:style-name="P12">Fourth Dan:</text:p>
      <text:p text:style-name="P92">Raise your current and maximum Water by 1. <text:s/><text:span text:style-name="T123">Raising your Water now costs 5 fewer XP.</text:span></text:p>
      <text:p text:style-name="P75">You may <text:span text:style-name="T130">choose to </text:span>take the damage from a hit dealt to an adjacent character<text:span text:style-name="T2"> before damage has been rolled.</text:span></text:p>
      <text:p text:style-name="P12">Fifth Dan:</text:p>
      <text:p text:style-name="P68">After you or a character for whom you've counterattacked makes a wound check, lower the TN to hit the attacker the next time they are attacked by the amount by which the wound check exceeded the damage roll, <text:span text:style-name="T131">to a minimum of 0.</text:span></text:p>
      <text:p text:style-name="P67"/>
      <text:p text:style-name="P2">Hida Bushi School</text:p>
      <text:p text:style-name="P12"/>
      <text:p text:style-name="P23"><text:span text:style-name="T116">School Ring</text:span>:</text:p>
      <text:p text:style-name="P123">Water</text:p>
      <text:p text:style-name="P24"/>
      <text:p text:style-name="P23">School Knacks:</text:p>
      <text:p text:style-name="P68">counterattack, iaijutsu, lunge</text:p>
      <text:p text:style-name="P54"/>
      <text:p text:style-name="P12">Special Ability:</text:p>
      <text:p text:style-name="P68">You may counterattack as an interrupt action by spending only 1 action die, but if you do so then the attacker gets a free raise on their attack roll.</text:p>
      <text:p text:style-name="P68"/>
      <text:p text:style-name="P12">First Dan:</text:p>
      <text:p text:style-name="P68">Roll one extra die on attack, counterattack, and wound check rolls.</text:p>
      <text:p text:style-name="P12">Second Dan:</text:p>
      <text:p text:style-name="P68">You get a free raise on all counterattack rolls.</text:p>
      <text:p text:style-name="P12">Third Dan:</text:p>
      <text:p text:style-name="P68">You may re-roll 2X dice on each counterattack roll <text:span text:style-name="T137">or X dice on any other attack roll</text:span>, where X is your attack skill. <text:s/><text:span text:style-name="T137">When crippled, the number of extra dice you roll is divided in half (round up), but you reroll 10s despite being crippled.</text:span></text:p>
      <text:p text:style-name="P12">Fourth Dan:</text:p>
      <text:p text:style-name="P93">Raise your current and maximum Water by 1. <text:s/><text:span text:style-name="T123">Raising your Water now costs 5 fewer XP.</text:span></text:p>
      <text:p text:style-name="P74">Instead of making a wound check, you may <text:span text:style-name="T132">choose</text:span> to take 2 serious wounds to reduce your light wounds to 0. <text:s/>You may not do this during the iaijutsu phase of a duel.</text:p>
      <text:p text:style-name="P12">Fifth Dan:</text:p>
      <text:p text:style-name="P68">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12"/>
      <text:p text:style-name="P4"><text:span text:style-name="T88">Hiruma Scout</text:span> School</text:p>
      <text:p text:style-name="P13"/>
      <text:p text:style-name="P23"><text:span text:style-name="T116">School Ring</text:span>:</text:p>
      <text:p text:style-name="P128">Air</text:p>
      <text:p text:style-name="P24"/>
      <text:p text:style-name="P23">School Knacks:</text:p>
      <text:p text:style-name="P56">double attack, <text:span text:style-name="T95">feint, </text:span>iaijutsu</text:p>
      <text:p text:style-name="P55"/>
      <text:p text:style-name="P13">Special Ability:</text:p>
      <text:p text:style-name="P115">The two allies fighting on your left and right have their TN to be hit raised by 5; <text:span text:style-name="T100">this does not stack.</text:span></text:p>
      <text:p text:style-name="P55"/>
      <text:p text:style-name="P13">First Dan:</text:p>
      <text:p text:style-name="P146">Roll an extra die on initiative, parry, and wound check rolls.</text:p>
      <text:p text:style-name="P13">Second Dan:</text:p>
      <text:p text:style-name="P116">You get a free raise to all parry rolls.</text:p>
      <text:p text:style-name="P13">Third Dan:</text:p>
      <text:p text:style-name="P147">After making a successful or unsuccessful parry, add 2X to your next <text:span text:style-name="T141">attack and </text:span>damage roll against the attacker <text:span text:style-name="T142">or someone adjacent to them</text:span>, where X is your attack skill.</text:p>
      <text:p text:style-name="P13">Fourth Dan:</text:p>
      <text:p text:style-name="P94">Raise your current and maximum<text:span text:style-name="T94"> Air</text:span> by 1. <text:s/><text:span text:style-name="T123">Raising your Air now costs 5 fewer XP.</text:span></text:p>
      <text:p text:style-name="P148">After rolling initiative, lower all of your action dice by 2, to a minimum of 1.</text:p>
      <text:p text:style-name="P13">Fifth Dan:</text:p>
      <text:p text:style-name="P178">After making a successful or unsuccessful parry roll, the attacker deals 10 fewer light wounds on their next 2 attacks.</text:p>
      <text:p text:style-name="P176"/>
      <text:p text:style-name="P2">Isawa Duelist School</text:p>
      <text:p text:style-name="P12"/>
      <text:p text:style-name="P181"/>
      <text:p text:style-name="P187"><text:span text:style-name="T116">School Ring</text:span>:</text:p>
      <text:p text:style-name="P185">Water</text:p>
      <text:p text:style-name="P188"/>
      <text:p text:style-name="P187">School Knacks:</text:p>
      <text:p text:style-name="P182">double attack, iaijutsu, lunge</text:p>
      <text:p text:style-name="P183"/>
      <text:p text:style-name="P187">Special Ability:</text:p>
      <text:p text:style-name="P182">You add your Water instead of Fire to your rolled damage dice.</text:p>
      <text:p text:style-name="P183"/>
      <text:p text:style-name="P187">First Dan:</text:p>
      <text:p text:style-name="P182">Roll one extra die on double attack, lunge, and wound check rolls.</text:p>
      <text:p text:style-name="P187">Second Dan:</text:p>
      <text:p text:style-name="P182">You get a free raise on wound checks.</text:p>
      <text:p text:style-name="P187">Third Dan:</text:p>
      <text:p text:style-name="P182">After you make any type of attack roll, you may lower your TN to be hit by 5 for the next time that you are attacked this round to get a bonus of 3X on your attack roll, where X is your attack skill. <text:s/><text:span text:style-name="T26">If a successful or unsuccessful parry is made against your attack, you do not suffer the TN penalty.</text:span></text:p>
      <text:p text:style-name="P187">Fourth Dan:</text:p>
      <text:p text:style-name="P182">Raise your current and maximum Water by 1. <text:s/><text:span text:style-name="T123">Raising your Water now costs 5 fewer XP.</text:span></text:p>
      <text:p text:style-name="P182">Once per turn, you may lunge as an interrupt action at the cost of 1 action die.</text:p>
      <text:p text:style-name="P187">Fifth Dan:</text:p>
      <text:p text:style-name="P182"><text:span text:style-name="T21">After</text:span> a successful wound check, <text:span text:style-name="T21">you may add X</text:span> <text:span text:style-name="T21">to a future wound check this combat, where X is </text:span>the amount by which the wound check exceeded the light wound total.</text:p>
      <text:p text:style-name="P2">Kakita Duelist School</text:p>
      <text:p text:style-name="P12"/>
      <text:p text:style-name="P27"><text:span text:style-name="T116">School Ring</text:span>:</text:p>
      <text:p text:style-name="P130">Fire</text:p>
      <text:p text:style-name="P28"/>
      <text:p text:style-name="P27">School Knacks:</text:p>
      <text:p text:style-name="P68">double attack, iaijutsu, lunge</text:p>
      <text:p text:style-name="P54"/>
      <text:p text:style-name="P12">Special Ability:</text:p>
      <text:p text:style-name="P68">Your 10s on initiative rolls are considered to be in a special Phase 0. <text:s/>You may use interrupt actions to attack using iaijutsu, <text:span text:style-name="T133">and any Phase 0 attacks use iaijutsu.</text:span></text:p>
      <text:p text:style-name="P54"/>
      <text:p text:style-name="P12">First Dan:</text:p>
      <text:p text:style-name="P71">Roll one extra die on double attack, iaijutsu,<text:span text:style-name="T18"> and initiative</text:span> rolls.</text:p>
      <text:p text:style-name="P12">Second Dan:</text:p>
      <text:p text:style-name="P68">You get a free raise on all iaijutsu rolls.</text:p>
      <text:p text:style-name="P12">Third Dan:</text:p>
      <text:p text:style-name="P68">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8">and you know the next action of everyone within striking range.</text:span></text:p>
      <text:p text:style-name="P12">Fourth Dan:</text:p>
      <text:p text:style-name="P96">Raise your current and maximum Fire by 1. <text:s/><text:span text:style-name="T123">Raising your Fire now costs 5 fewer XP.</text:span></text:p>
      <text:p text:style-name="P77">You get a free raise to all damage rolls from attacks using iaijutsu.</text:p>
      <text:p text:style-name="P12">Fifth Dan:</text:p>
      <text:p text:style-name="P68">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2">Kitsuki Magistrate School</text:p>
      <text:p text:style-name="P12"/>
      <text:p text:style-name="P29"><text:span text:style-name="T116">School Ring</text:span>:</text:p>
      <text:p text:style-name="P124">Water</text:p>
      <text:p text:style-name="P30"/>
      <text:p text:style-name="P29">School Knacks:</text:p>
      <text:p text:style-name="P68">discern Honor, iaijutsu, presence</text:p>
      <text:p text:style-name="P54"/>
      <text:p text:style-name="P12">Special Ability:</text:p>
      <text:p text:style-name="P68">You use Water <text:span text:style-name="T24">for interrogation rolls, and you add twice your Water to all attack rolls</text:span>.</text:p>
      <text:p text:style-name="P54"/>
      <text:p text:style-name="P12">First Dan:</text:p>
      <text:p text:style-name="P68">Roll one extra die on <text:span text:style-name="T19">investigation</text:span>, interrogation, <text:span text:style-name="T20">and wound check</text:span> <text:span text:style-name="T19">rolls</text:span>.</text:p>
      <text:p text:style-name="P12">Second Dan:</text:p>
      <text:p text:style-name="P68">You get a free raise on interrogation rolls.</text:p>
      <text:p text:style-name="P12">Third Dan:</text:p>
      <text:p text:style-name="P68">Each <text:span text:style-name="T34">adventure</text:span> you get <text:span text:style-name="T4">2</text:span>X free raises, where X is equal to your investigation <text:span text:style-name="T49">skill</text:span>, which may be applied to the following rolls: interrogation, intimidation, law, underworld, <text:span text:style-name="T3">attack</text:span>, and wound checks. <text:s/><text:span text:style-name="T4">You may not spend more than X of these free raises on any single roll.</text:span></text:p>
      <text:p text:style-name="P12">Fourth Dan:</text:p>
      <text:p text:style-name="P97">Raise your current and maximum Water by 1. <text:s/><text:span text:style-name="T123">Raising your Water now costs 5 fewer XP.</text:span></text:p>
      <text:p text:style-name="P78">You automatically know the Void, parry, and phase of the next action of each character during combat, <text:span text:style-name="T5">and you know the result of contested rolls made against you out of combat.</text:span></text:p>
      <text:p text:style-name="P12">Fifth Dan:</text:p>
      <text:p text:style-name="P68"><text:span text:style-name="T1">Your</text:span> presence is so overwhelming that the Air, Fire and Water rings of chosen characters are reduced by one. <text:s/>You may do this to any one character, or you may do it to multiple character<text:span text:style-name="T139">s</text:span> so long as the sum of their experience does not exceed your experience. <text:s/>This does not work during the iaijutsu phase of a duel, <text:span text:style-name="T114">and it does not stack with other Kitsuki Magistrates targeting the same character.</text:span></text:p>
      <text:p text:style-name="P54"/>
      <text:p text:style-name="P54"/>
      <text:p text:style-name="P2">Kuni Witch Hunter School</text:p>
      <text:p text:style-name="P12"/>
      <text:p text:style-name="P29"><text:span text:style-name="T116">School Ring</text:span>:</text:p>
      <text:p text:style-name="P131">Earth</text:p>
      <text:p text:style-name="P30"/>
      <text:p text:style-name="P29">School Knacks:</text:p>
      <text:p text:style-name="P68">detect Taint, iaijutsu, presence</text:p>
      <text:p text:style-name="P54"/>
      <text:p text:style-name="P12">Special Ability:</text:p>
      <text:p text:style-name="P68">You may never become Tainted. <text:s/>Roll an extra (X+1)k(X+1) on wound checks, where X is the Shadowlands Taint of the attacker, rounded down to the nearest whole number.</text:p>
      <text:p text:style-name="P54"/>
      <text:p text:style-name="P12">First Dan:</text:p>
      <text:p text:style-name="P68">Roll one extra die on <text:span text:style-name="T99">damage</text:span>, interrogation, <text:span text:style-name="T71">and wound check rolls</text:span>.</text:p>
      <text:p text:style-name="P12">Second Dan:</text:p>
      <text:p text:style-name="P68">You get a free raise a free on interrogation rolls.</text:p>
      <text:p text:style-name="P12">Third Dan:</text:p>
      <text:p text:style-name="P68">Each <text:span text:style-name="T35">adventure</text:span> you get <text:span text:style-name="T5">2</text:span>X free raises, where X is equal to your investigation <text:span text:style-name="T50">skill</text:span>, which may be applied to the following rolls: interrogation, intimidation, law, underworld, <text:span text:style-name="T98">attack, and </text:span>wound checks<text:span text:style-name="T97">. <text:s/>You may also spend these free raises on </text:span>damage rolls against targets with the Shadowlands Taint. <text:s/><text:span text:style-name="T5">You may not spend more than X of these free raises on a single roll.</text:span></text:p>
      <text:p text:style-name="P12">Fourth Dan:</text:p>
      <text:p text:style-name="P98">Raise your current and maximum Earth by 1. <text:s/><text:span text:style-name="T123">Raising your Earth now costs 5 fewer XP.</text:span></text:p>
      <text:p text:style-name="P79">Roll an an extra action die in combat, which may not be used to attack targets without the Shadowlands Taint.</text:p>
      <text:p text:style-name="P12">Fifth Dan:</text:p>
      <text:p text:style-name="P68">After you take<text:span text:style-name="T25"> light wounds</text:span> and <text:span text:style-name="T25">resolve </text:span>your wound check, you may choose to <text:span text:style-name="T25">inflict that number of light wounds on the opponent who dealt them and </text:span>take <text:span text:style-name="T25">half </text:span>th<text:span text:style-name="T25">at</text:span> <text:span text:style-name="T25">amount yourself. <text:s/></text:span>If the opponent has the Shadowlands Taint, then you may also use an attack in the current phase to add to that damage.</text:p>
      <text:p text:style-name="P54"/>
      <text:p text:style-name="P54"/>
      <text:p text:style-name="P2">Matsu Bushi School</text:p>
      <text:p text:style-name="P12"/>
      <text:p text:style-name="P187"><text:span text:style-name="T116">School Ring</text:span>:</text:p>
      <text:p text:style-name="P184">Fire</text:p>
      <text:p text:style-name="P188"/>
      <text:p text:style-name="P187">School Knacks:</text:p>
      <text:p text:style-name="P182">double attack, iaijutsu, lunge</text:p>
      <text:p text:style-name="P183"/>
      <text:p text:style-name="P187">Special Ability:</text:p>
      <text:p text:style-name="P182">You always roll 10 dice when rolling initiative, keeping the usual number as action dice.</text:p>
      <text:p text:style-name="P183"/>
      <text:p text:style-name="P187">First Dan:</text:p>
      <text:p text:style-name="P182">Roll one extra die on double attack, iaijutsu, and wound check rolls.</text:p>
      <text:p text:style-name="P187">Second Dan:</text:p>
      <text:p text:style-name="P182">You get a free raise on iaijutsu rolls.</text:p>
      <text:p text:style-name="P187">Third Dan:</text:p>
      <text:p text:style-name="P182">When you spend a void point, you may add 3X to any future wound check this combat after seeing the roll, where X is your attack skill.</text:p>
      <text:p text:style-name="P187">Fourth Dan:</text:p>
      <text:p text:style-name="P182">Raise your current and maximum Fire by 1. <text:s/><text:span text:style-name="T123">Raising your Fire now costs 5 fewer XP.</text:span></text:p>
      <text:p text:style-name="P182">When you miss the TN on a double attack roll by less than 20, you are still considered to have hit, <text:span text:style-name="T70">but you deal no extra damage</text:span>.</text:p>
      <text:p text:style-name="P187">Fifth Dan:</text:p>
      <text:p text:style-name="P189">After you deal light wounds which result in the defender taking one or more serious wounds, their light wound total is reset to 1<text:span text:style-name="T17">5</text:span> instead of 0.</text:p>
      <text:p text:style-name="P54"/>
      <text:p text:style-name="P54"/>
      <text:p text:style-name="P2">Mirumoto Bushi School</text:p>
      <text:p text:style-name="P12"/>
      <text:p text:style-name="P31"><text:span text:style-name="T116">School Ring</text:span>:</text:p>
      <text:p text:style-name="P132">Void</text:p>
      <text:p text:style-name="P32"/>
      <text:p text:style-name="P31">School Knacks:</text:p>
      <text:p text:style-name="P68"><text:span text:style-name="T7">counterattack, </text:span>double attack, iaijutsu</text:p>
      <text:p text:style-name="P54"/>
      <text:p text:style-name="P12">Special Ability:</text:p>
      <text:p text:style-name="P68">During character creation, your free Ring boost may be used on Void. <text:s/>Your successful <text:span text:style-name="T27">or unsuccessful </text:span>parries give you one temporary void point.</text:p>
      <text:p text:style-name="P54"/>
      <text:p text:style-name="P12">First Dan:</text:p>
      <text:p text:style-name="P68">Roll one extra die on attack, double attack, and parry rolls.</text:p>
      <text:p text:style-name="P12">Second Dan:</text:p>
      <text:p text:style-name="P68">You get a free raise on parry rolls.</text:p>
      <text:p text:style-name="P12">Third Dan:</text:p>
      <text:p text:style-name="P72">At the beginning of each round, you get 2X points, where X is equal to your attack skill. <text:s/>Each point may be spent to decrease the phase of one of your actions by 1 in order to parry, <text:span text:style-name="T115">or to provide a bonus of +2 on any type of attack or parry after you have seen your roll.</text:span></text:p>
      <text:p text:style-name="P12">Fourth Dan:</text:p>
      <text:p text:style-name="P81">Raise your current and maximum Void by 1. <text:s/><text:span text:style-name="T123">Raising your Void now costs 5 fewer XP.</text:span></text:p>
      <text:p text:style-name="P149">Failed parries against you only subtract half (rounded down) the normal number of extra damage dice you roll.</text:p>
      <text:p text:style-name="P12">Fifth Dan:</text:p>
      <text:p text:style-name="P68">Your void points provide <text:span text:style-name="T6">an extra +10</text:span> when spent on combat rolls.</text:p>
      <text:p text:style-name="P54"/>
      <text:p text:style-name="P2">Otaku Bushi School</text:p>
      <text:p text:style-name="P12"/>
      <text:p text:style-name="P33"><text:span text:style-name="T116">School Ring</text:span>:</text:p>
      <text:p text:style-name="P133">Fire</text:p>
      <text:p text:style-name="P34"/>
      <text:p text:style-name="P33">School Knacks:</text:p>
      <text:p text:style-name="P68">double attack, iaijutsu, lunge</text:p>
      <text:p text:style-name="P54"/>
      <text:p text:style-name="P12">Special Ability:</text:p>
      <text:p text:style-name="P68">After an attack against you is completely resolved, you may make a lunge attack at your <text:span text:style-name="T28">attacker</text:span> as an interrupt action at the cost of one action die.</text:p>
      <text:p text:style-name="P54"/>
      <text:p text:style-name="P12">First Dan:</text:p>
      <text:p text:style-name="P68">Roll one extra die on iaijutsu, <text:span text:style-name="T77">lunge</text:span>, and wound check rolls.</text:p>
      <text:p text:style-name="P12">Second Dan:</text:p>
      <text:p text:style-name="P68">You get a free raise on wound checks.</text:p>
      <text:p text:style-name="P12">Third Dan:</text:p>
      <text:p text:style-name="P68">After you roll damage against an opponent, increase that character's next X action dice this turn by (6 - that character's Fire) min 1, where X is your attack skill, to a maximum of phase 10.</text:p>
      <text:p text:style-name="P12">Fourth Dan:</text:p>
      <text:p text:style-name="P81">Raise your current and maximum Fire by 1. <text:s/><text:span text:style-name="T123">Raising your Fire now costs 5 fewer XP.</text:span></text:p>
      <text:p text:style-name="P81">When you lunge, you always roll the extra damage die from using lunge even if your attack is unsuccessfully parried.</text:p>
      <text:p text:style-name="P12">Fifth Dan:</text:p>
      <text:p text:style-name="P68">After a successful attack or lunge roll, you may decrease the number of rolled damage dice by 10, to a minimum of 2, to automatically deal 1 serious wound to your opponent. You may only do this once per damage roll.</text:p>
      <text:p text:style-name="P54"/>
      <text:p text:style-name="P2">Shiba Bushi School</text:p>
      <text:p text:style-name="P12"/>
      <text:p text:style-name="P33"><text:span text:style-name="T116">School Ring</text:span>:</text:p>
      <text:p text:style-name="P133">Air</text:p>
      <text:p text:style-name="P34"/>
      <text:p text:style-name="P33">School Knacks:</text:p>
      <text:p text:style-name="P68">counterattack, double attack, iaijutsu</text:p>
      <text:p text:style-name="P54"/>
      <text:p text:style-name="P12">Special Ability:</text:p>
      <text:p text:style-name="P100"><text:span text:style-name="T140">You may parry </text:span>as an interrupt action by spending <text:span text:style-name="T140">your lowest 1 </text:span>action die, <text:span text:style-name="T140">and y</text:span>ou may parry attacks directed at other characters with no penalty.</text:p>
      <text:p text:style-name="P54"/>
      <text:p text:style-name="P12">First Dan:</text:p>
      <text:p text:style-name="P68">Roll an extra die on double attack, parry, <text:span text:style-name="T72">and wound check rolls</text:span>.</text:p>
      <text:p text:style-name="P12">Second Dan:</text:p>
      <text:p text:style-name="P68">You get a free raise on parry rolls.</text:p>
      <text:p text:style-name="P12">Third Dan:</text:p>
      <text:p text:style-name="P68">Your successful <text:span text:style-name="T66">or unsuccessful </text:span>parry rolls deal (2X)k1 damage, where X is equal to your attack skill. <text:s/>You don't roll extra damage dice from your Fire or from exceeding the TN.</text:p>
      <text:p text:style-name="P12">Fourth Dan:</text:p>
      <text:p text:style-name="P82">Raise your current and maximum Air by 1. <text:s/><text:span text:style-name="T123">Raising your Air now costs 5 fewer XP.</text:span></text:p>
      <text:p text:style-name="P153">You roll an extra 3k1 on wound checks.</text:p>
      <text:p text:style-name="P12">Fifth Dan:</text:p>
      <text:p text:style-name="P68">After you successfully parry, the TN to hit the parried opponent on the next attack directed at them this combat is lowered by the amount by which your parry roll exceeded its TN.</text:p>
      <text:p text:style-name="P12"/>
      <text:p text:style-name="P2">Shinjo Bushi School</text:p>
      <text:p text:style-name="P12"/>
      <text:p text:style-name="P33"><text:span text:style-name="T116">School Ring</text:span>:</text:p>
      <text:p text:style-name="P133">Air</text:p>
      <text:p text:style-name="P34"/>
      <text:p text:style-name="P33">School Knacks:</text:p>
      <text:p text:style-name="P68">double attack, iaijutsu, lunge</text:p>
      <text:p text:style-name="P54"/>
      <text:p text:style-name="P12">Special Ability:</text:p>
      <text:p text:style-name="P68">Each action you take in combat has a bonus of 2X, where X is the number of phases for which the action die was held.</text:p>
      <text:p text:style-name="P54"/>
      <text:p text:style-name="P12">First Dan:</text:p>
      <text:p text:style-name="P68">Roll one extra die on double attack, <text:span text:style-name="T96">initiative, and </text:span>parry <text:span text:style-name="T96">rolls</text:span>.</text:p>
      <text:p text:style-name="P12">Second Dan:</text:p>
      <text:p text:style-name="P68">You get a free raise on parry rolls.</text:p>
      <text:p text:style-name="P12">Third Dan:</text:p>
      <text:p text:style-name="P68">After a successful <text:span text:style-name="T67">or unsuccessful </text:span>parry, all your action dice are decreased by X, where X is equal to your attack skill. <text:s/>Action dice are considered to have been held since their newly lowered value.</text:p>
      <text:p text:style-name="P12">Fourth Dan:</text:p>
      <text:p text:style-name="P83">Raise your current and maximum Air by 1. <text:s/><text:span text:style-name="T123">Raising your Air now costs 5 fewer XP.</text:span></text:p>
      <text:p text:style-name="P83">Your highest action die is set to 1 at the beginning of each combat round.</text:p>
      <text:p text:style-name="P12">Fifth Dan:</text:p>
      <text:p text:style-name="P68">After you successfully parry, you may add X to a future wound check this combat after seeing your roll, where X is the amount by which your parry roll exceeded its TN.</text:p>
      <text:p text:style-name="P12"/>
      <text:p text:style-name="P5"><text:span text:style-name="T89">Yogo Warden</text:span> School</text:p>
      <text:p text:style-name="P14"/>
      <text:p text:style-name="P14"/>
      <text:p text:style-name="P14"/>
      <text:p text:style-name="P33"><text:span text:style-name="T116">School Ring</text:span>:</text:p>
      <text:p text:style-name="P133">Earth</text:p>
      <text:p text:style-name="P34"/>
      <text:p text:style-name="P33">School Knacks:</text:p>
      <text:p text:style-name="P58">double attack, iaijutsu, <text:span text:style-name="T93">feint</text:span></text:p>
      <text:p text:style-name="P57"/>
      <text:p text:style-name="P14">Special Ability:</text:p>
      <text:p text:style-name="P117">Gain a temporary void point every time you take a serious wound.</text:p>
      <text:p text:style-name="P57"/>
      <text:p text:style-name="P14">First Dan:</text:p>
      <text:p text:style-name="P58">Roll one extra die on <text:span text:style-name="T92">attack, damage, and wound check rolls</text:span>.</text:p>
      <text:p text:style-name="P14">Second Dan:</text:p>
      <text:p text:style-name="P58">You get a free raise on all <text:span text:style-name="T91">wound check rolls.</text:span></text:p>
      <text:p text:style-name="P14">Third Dan:</text:p>
      <text:p text:style-name="P117">Whenever you spend a void point, reduce your current light wound total by 2X, where X is your attack skill.</text:p>
      <text:p text:style-name="P14">Fourth Dan:</text:p>
      <text:p text:style-name="P84">Raise your current and maximum <text:span text:style-name="T90">Earth</text:span> by 1.<text:span text:style-name="T101"> <text:s/>Raising your Earth now costs 5 fewer XP.</text:span></text:p>
      <text:p text:style-name="P141">You get an extra free raise for each void point you spend on wound check rolls.</text:p>
      <text:p text:style-name="P14">Fifth Dan:</text:p>
      <text:p text:style-name="P15"/>
      <text:p text:style-name="P16"/>
      <text:p text:style-name="P2">Brotherhood of Shinsei Monk School</text:p>
      <text:p text:style-name="P169"/>
      <text:p text:style-name="P171"><text:tab/><text:span text:style-name="T61">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177"><text:tab/></text:p>
      <text:p text:style-name="P169"/>
      <text:p text:style-name="P33"><text:span text:style-name="T116">School Ring</text:span>:</text:p>
      <text:p text:style-name="P134">Any non-Void</text:p>
      <text:p text:style-name="P34"/>
      <text:p text:style-name="P33">School Knacks:</text:p>
      <text:p text:style-name="P68">conviction, otherworldliness, worldliness</text:p>
      <text:p text:style-name="P54"/>
      <text:p text:style-name="P12">Special Ability:</text:p>
      <text:p text:style-name="P68">You keep one extra die for damage rolls from unarmed attacks.</text:p>
      <text:p text:style-name="P54"/>
      <text:p text:style-name="P12">First Dan:</text:p>
      <text:p text:style-name="P68">Roll one extra die on attack, damage, and wound check rolls.</text:p>
      <text:p text:style-name="P12">Second Dan:</text:p>
      <text:p text:style-name="P68">You get a free raise on all attack rolls.</text:p>
      <text:p text:style-name="P12">Third Dan:</text:p>
      <text:p text:style-name="P173">Each <text:span text:style-name="T36">adventure</text:span> you get <text:span text:style-name="T14">2</text:span>X free raises, where X is equal to your precepts <text:span text:style-name="T51">skill</text:span>, which may be applied to the following rolls: history, law, precepts, tact, and attack. <text:s/><text:span text:style-name="T14">You may not spend more than X of these free raises on a single roll. <text:s/>These free raises may also be applied to action dice at any time, lowering a single die by 5 phases.</text:span></text:p>
      <text:p text:style-name="P12">Fourth Dan:</text:p>
      <text:p text:style-name="P85">Raise your current and maximum rank in a non-Void ring of your choice by 1. <text:s/><text:span text:style-name="T123">Raising this Ring now costs 5 fewer XP.</text:span></text:p>
      <text:p text:style-name="P142">Failed parry attempts do not lower your rolled damage dice.</text:p>
      <text:p text:style-name="P47">Fifth Dan:</text:p>
      <text:p text:style-name="P69">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75"/>
      <text:p text:style-name="P170"/>
      <text:p text:style-name="P3">Courtier School</text:p>
      <text:p text:style-name="P174"/>
      <text:p text:style-name="P174"><text:tab/><text:span text:style-name="T62">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79"><text:tab/></text:p>
      <text:p text:style-name="P174"/>
      <text:p text:style-name="P35"><text:span text:style-name="T116">School Ring</text:span>:</text:p>
      <text:p text:style-name="P135">Air</text:p>
      <text:p text:style-name="P36"/>
      <text:p text:style-name="P49">School Knacks:</text:p>
      <text:p text:style-name="P69">discern Honor, oppose social, <text:span text:style-name="T23">worldliness</text:span></text:p>
      <text:p text:style-name="P113"/>
      <text:p text:style-name="P47">Special Ability:</text:p>
      <text:p text:style-name="P157">Add your Air to all attack and damage rolls.</text:p>
      <text:p text:style-name="P112"/>
      <text:p text:style-name="P47">First Dan:</text:p>
      <text:p text:style-name="P69">Roll one extra die on tact, manipulation, and <text:span text:style-name="T60">wound check rolls</text:span>.</text:p>
      <text:p text:style-name="P47">Second Dan:</text:p>
      <text:p text:style-name="P69">You get a free raise on manipulation rolls.</text:p>
      <text:p text:style-name="P47">Third Dan:</text:p>
      <text:p text:style-name="P69">Each <text:span text:style-name="T37">adventure</text:span> you get <text:span text:style-name="T8">2</text:span>X free raises, where X is equal to your tact <text:span text:style-name="T52">skill</text:span>, which may be applied to the following <text:span text:style-name="T40">rolls</text:span>: <text:span text:style-name="T46">heraldry</text:span>, manipulation, sincerity, tact, <text:span text:style-name="T39">attack</text:span>, and wound checks. <text:s/><text:span text:style-name="T8">You may not spend more than X of these free raises on a single roll.</text:span></text:p>
      <text:p text:style-name="P47">Fourth Dan:</text:p>
      <text:p text:style-name="P103">Raise your current and maximum Air by 1. <text:s/><text:span text:style-name="T123">Raising your Air now costs 5 fewer XP.</text:span></text:p>
      <text:p text:style-name="P158">Once per target per conversation or fight, you get a temporary void point after a successful attack or manipulation roll.</text:p>
      <text:p text:style-name="P47">Fifth Dan:</text:p>
      <text:p text:style-name="P159">Add your Air to all TN and contested rolls. <text:s/>This stacks with your Special Ability for attack rolls.</text:p>
      <text:p text:style-name="P111"/>
      <text:p text:style-name="P8"><text:span text:style-name="T84">Doji Artisan</text:span> School</text:p>
      <text:p text:style-name="P17"/>
      <text:p text:style-name="P17"><text:tab/></text:p>
      <text:p text:style-name="P17"/>
      <text:p text:style-name="P17"/>
      <text:p text:style-name="P17"/>
      <text:p text:style-name="P35"><text:span text:style-name="T116">School Ring</text:span>:</text:p>
      <text:p text:style-name="P135">Air <text:span text:style-name="T135">or Water</text:span></text:p>
      <text:p text:style-name="P36"/>
      <text:p text:style-name="P35">School Knacks:</text:p>
      <text:p text:style-name="P150">counterattack, oppose social, worldliness</text:p>
      <text:p text:style-name="P59"/>
      <text:p text:style-name="P17">Special Ability:</text:p>
      <text:p text:style-name="P151">You may spend a void point to counterattack as an interrupt action at the cost of one actions die; <text:span text:style-name="T102">this void point still gives your counterattack +1k1</text:span>. <text:s/>While counterattacking, you receive a bonus equal to the attacker's roll divided by 5, <text:span text:style-name="T134">rounded down</text:span>.</text:p>
      <text:p text:style-name="P59"/>
      <text:p text:style-name="P17">First Dan:</text:p>
      <text:p text:style-name="P60">Roll one extra die on<text:span text:style-name="T79"> counterattack, manipulation, and wound check rolls.</text:span></text:p>
      <text:p text:style-name="P17">Second Dan:</text:p>
      <text:p text:style-name="P60">You get a free raise on <text:span text:style-name="T87">manipulation.</text:span></text:p>
      <text:p text:style-name="P17">Third Dan:</text:p>
      <text:p text:style-name="P61">Each <text:span text:style-name="T37">adventure</text:span> you get <text:span text:style-name="T8">2</text:span>X free raises, where X is equal to your<text:span text:style-name="T85"> culture skill</text:span>, which may be applied to the following <text:span text:style-name="T40">rolls</text:span>: <text:span text:style-name="T81">bragging, culture, heraldry, manipulation, counterattack</text:span>, and wound checks. <text:s/><text:span text:style-name="T8">You may not spend more than X of these free raises on a single roll.</text:span></text:p>
      <text:p text:style-name="P17">Fourth Dan:</text:p>
      <text:p text:style-name="P86">Raise your current and maximum <text:span text:style-name="T136">Air or Water</text:span> by 1.<text:span text:style-name="T86"> <text:s/>Raising that ring now costs 5 fewer XP.</text:span></text:p>
      <text:p text:style-name="P143">When attacking a target who has not attacked you this round, you receive a bonus equal to the current phase.</text:p>
      <text:p text:style-name="P17">Fifth Dan:</text:p>
      <text:p text:style-name="P165">When making any TN or contested roll, you receive a bonus equal to (X-10) / 5 where X is the TN or result of your opponent's contested roll.</text:p>
      <text:p text:style-name="P9"/>
      <text:p text:style-name="P6"><text:span text:style-name="T83">Ide Diplomat</text:span> School</text:p>
      <text:p text:style-name="P18"/>
      <text:p text:style-name="P18"><text:tab/></text:p>
      <text:p text:style-name="P18"/>
      <text:p text:style-name="P35"><text:span text:style-name="T116">School Ring</text:span>:</text:p>
      <text:p text:style-name="P136">Any non-Void</text:p>
      <text:p text:style-name="P36"/>
      <text:p text:style-name="P35">School Knacks:</text:p>
      <text:p text:style-name="P118">double attack, feint, worldliness</text:p>
      <text:p text:style-name="P62"/>
      <text:p text:style-name="P18">Special Ability:</text:p>
      <text:p text:style-name="P119">After a <text:span text:style-name="T103">feint which met its TN</text:span>, lower the TN of the target by 10 the next time they are attacked, <text:span text:style-name="T104">even if the feint was parried</text:span>.</text:p>
      <text:p text:style-name="P62"/>
      <text:p text:style-name="P18">First Dan:</text:p>
      <text:p text:style-name="P63">Roll one extra die on precepts and any two <text:span text:style-name="T118">rolls </text:span>of your choice.</text:p>
      <text:p text:style-name="P18">Second Dan:</text:p>
      <text:p text:style-name="P63">You get a free raise on <text:span text:style-name="T117">any type of roll of your choice</text:span>.</text:p>
      <text:p text:style-name="P18">Third Dan:</text:p>
      <text:p text:style-name="P118">After seeing the result of any TN or contested skill roll, you may spend a void point to subtract Xk1 from the roll, where X is equal to your tact skill. <text:s/>You know the result of all TN and contested rolls except sincerity and interrogation.</text:p>
      <text:p text:style-name="P18">Fourth Dan:</text:p>
      <text:p text:style-name="P87">Raise your current and maximum <text:span text:style-name="T119">in any non-Void Ring</text:span> by 1. <text:s/><text:span text:style-name="T123">Raising that Ring now costs 5 fewer XP.</text:span></text:p>
      <text:p text:style-name="P120">You regain an extra void point every night.</text:p>
      <text:p text:style-name="P18">Fifth Dan:</text:p>
      <text:p text:style-name="P166">Gain a temporary void point whenever you spend a void point that was not gained from this technique.</text:p>
      <text:p text:style-name="P64"/>
      <text:p text:style-name="P7"><text:span text:style-name="T78">Ikoma Bard</text:span> School</text:p>
      <text:p text:style-name="P19"/>
      <text:p text:style-name="P19"><text:tab/></text:p>
      <text:p text:style-name="P19"/>
      <text:p text:style-name="P19"/>
      <text:p text:style-name="P37"><text:span text:style-name="T116">School Ring</text:span>:</text:p>
      <text:p text:style-name="P137">Any non-Void</text:p>
      <text:p text:style-name="P38"/>
      <text:p text:style-name="P37">School Knacks:</text:p>
      <text:p text:style-name="P121">discern Honor, oppose knowledge, oppose social</text:p>
      <text:p text:style-name="P65"/>
      <text:p text:style-name="P19">Special Ability:</text:p>
      <text:p text:style-name="P160">Once per round before making an attack roll against an opponent, you may force the opponent to spend their next available action die to attempt to parry your attack. <text:s/>The opponent does not get a free raise for pre-declaring the parry.</text:p>
      <text:p text:style-name="P65"/>
      <text:p text:style-name="P19">First Dan:</text:p>
      <text:p text:style-name="P66">Roll one extra die on<text:span text:style-name="T79"> attack, bragging, and wound check rolls.</text:span></text:p>
      <text:p text:style-name="P19">Second Dan:</text:p>
      <text:p text:style-name="P66">You get a free raise on <text:span text:style-name="T106">attack rolls.</text:span></text:p>
      <text:p text:style-name="P19">Third Dan:</text:p>
      <text:p text:style-name="P102">Each <text:span text:style-name="T37">adventure</text:span> you get <text:span text:style-name="T8">2</text:span>X free raises, where X is equal to your <text:span text:style-name="T80">bragging skill</text:span>, which may be applied to the following <text:span text:style-name="T40">rolls</text:span>: <text:span text:style-name="T81">bragging, culture, heraldry</text:span>, <text:span text:style-name="T82">intimidation, attack</text:span>, and wound checks. <text:s/><text:span text:style-name="T8">You may not spend more than X of these free raises on a single roll.</text:span></text:p>
      <text:p text:style-name="P19">Fourth Dan:</text:p>
      <text:p text:style-name="P88">Raise your current and maximum <text:span text:style-name="T120">in any non-Void Ring</text:span> by 1.<text:span text:style-name="T121"> <text:s/>Raising that Ring now costs 5 fewer XP.</text:span></text:p>
      <text:p text:style-name="P152">When making a damage roll for an unparried attack for which you are not keeping extra damage dice, you always roll 10 dice.</text:p>
      <text:p text:style-name="P19">Fifth Dan:</text:p>
      <text:p text:style-name="P167">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p>
      <text:p text:style-name="P168"/>
      <text:p text:style-name="P2">Isawa Ishi School</text:p>
      <text:p text:style-name="P12"/>
      <text:p text:style-name="P12"/>
      <text:p text:style-name="P12"/>
      <text:p text:style-name="P39"><text:span text:style-name="T116">School Ring</text:span>:</text:p>
      <text:p text:style-name="P138">Void</text:p>
      <text:p text:style-name="P40"/>
      <text:p text:style-name="P39">School Knacks:</text:p>
      <text:p text:style-name="P68">absorb void, kharmic spin, <text:span text:style-name="T45">otherworldliness</text:span></text:p>
      <text:p text:style-name="P54"/>
      <text:p text:style-name="P12">Special Ability:</text:p>
      <text:p text:style-name="P101">Your maximum number of void points is equal to your highest ring plus your school rank. <text:s/>You regain <text:span text:style-name="T74">a number of </text:span>void points <text:span text:style-name="T74">equal to your lowest Ring </text:span>after a full night's rest, and one void point per <text:span text:style-name="T75">2 </text:span>hour<text:span text:style-name="T75">s</text:span> for a partial night. <text:s/>However, you may not spend more void points on any one roll than your lowest Ring minus 1.</text:p>
      <text:p text:style-name="P54"/>
      <text:p text:style-name="P12">First Dan:</text:p>
      <text:p text:style-name="P68">Roll one extra die on precepts and any two <text:span text:style-name="T53">skill</text:span>s of your choice.</text:p>
      <text:p text:style-name="P12">Second Dan:</text:p>
      <text:p text:style-name="P68">You get a free raise on all rolls for any <text:span text:style-name="T54">skill</text:span> of your choice.</text:p>
      <text:p text:style-name="P12">Third Dan:</text:p>
      <text:p text:style-name="P68">After another character makes a roll for which void points may be spent, you may spend one void point to roll Xk1 and add the result to their total, where X is your precepts <text:span text:style-name="T55">skill</text:span>. <text:s/>You may only do this once per roll.</text:p>
      <text:p text:style-name="P12">Fourth Dan:</text:p>
      <text:p text:style-name="P89">Raise your current and maximum Void by 1. <text:s/><text:span text:style-name="T123">Raising your Void now costs 5 fewer XP.</text:span></text:p>
      <text:p text:style-name="P89">Characters opposing you in contested rolls may not spend void points. <text:s/>If someone is opposing both you and someone else, they may spend void points, but the bonus will only count against whoever else they're opposing.</text:p>
      <text:p text:style-name="P12">Fifth Dan:</text:p>
      <text:p text:style-name="P68">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11"/>
      <text:p text:style-name="P10">Merchant School</text:p>
      <text:p text:style-name="P180"/>
      <text:p text:style-name="P180"><text:tab/><text:span text:style-name="T65">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48"/>
      <text:p text:style-name="P41"><text:span text:style-name="T116">School Ring</text:span>:</text:p>
      <text:p text:style-name="P126">Water</text:p>
      <text:p text:style-name="P42"/>
      <text:p text:style-name="P50">School Knacks:</text:p>
      <text:p text:style-name="P69">discern Honor, <text:span text:style-name="T73">oppose knowledge, </text:span>worldliness</text:p>
      <text:p text:style-name="P70"/>
      <text:p text:style-name="P47">Special Ability:</text:p>
      <text:p text:style-name="P69">You may spend void points after you<text:span text:style-name="T63">r</text:span> <text:span text:style-name="T63">initial </text:span>roll.</text:p>
      <text:p text:style-name="P70"/>
      <text:p text:style-name="P47">First Dan:</text:p>
      <text:p text:style-name="P69">Roll one extra die on interrogation, sincerity, <text:span text:style-name="T64">and wound check rolls</text:span>.</text:p>
      <text:p text:style-name="P47">Second Dan:</text:p>
      <text:p text:style-name="P69">You get a free raise on interrogation rolls.</text:p>
      <text:p text:style-name="P47">Third Dan:</text:p>
      <text:p text:style-name="P69">Each <text:span text:style-name="T38">adventure</text:span> you get <text:span text:style-name="T8">2</text:span>X free raises, where X is equal to your sincerity <text:span text:style-name="T56">skill</text:span>, which may be applied to the following rolls: commerce, <text:span text:style-name="T47">heraldry, </text:span>interrogation, sincerity, <text:span text:style-name="T29">attack</text:span>, and wound checks. <text:s/><text:span text:style-name="T8">You may not spend more than X of these free raises on a single roll.</text:span></text:p>
      <text:p text:style-name="P47">Fourth Dan:</text:p>
      <text:p text:style-name="P104">Raise your current and maximum <text:span text:style-name="T124">Water</text:span> by 1. <text:s/><text:span text:style-name="T123">Raising your Water now costs 5 fewer XP.</text:span></text:p>
      <text:p text:style-name="P104">Your Rank is considered 5.0 higher for the purpose of calculating your stipend.</text:p>
      <text:p text:style-name="P47">Fifth Dan:</text:p>
      <text:p text:style-name="P69">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11"/>
      <text:p text:style-name="P11"><text:span text:style-name="T126">Priest</text:span> School</text:p>
      <text:p text:style-name="P53"/>
      <text:p text:style-name="P53"><text:tab/></text:p>
      <text:p text:style-name="P53"/>
      <text:p text:style-name="P45"><text:span text:style-name="T116">School Ring</text:span>:</text:p>
      <text:p text:style-name="P144">Any non-Void</text:p>
      <text:p text:style-name="P46"/>
      <text:p text:style-name="P52">School Knacks:</text:p>
      <text:p text:style-name="P156">conviction, otherworldliness, pontificate</text:p>
      <text:p text:style-name="P110"/>
      <text:p text:style-name="P52">Special Ability:</text:p>
      <text:p text:style-name="P145">You have all 10 rituals listed under the Priest profession.</text:p>
      <text:p text:style-name="P109"/>
      <text:p text:style-name="P52">First Dan:</text:p>
      <text:p text:style-name="P108">Roll one extra die on <text:span text:style-name="T128">precepts, any one skill, and any one type of combat roll</text:span>.</text:p>
      <text:p text:style-name="P52">Second Dan:</text:p>
      <text:p text:style-name="P108">You <text:span text:style-name="T127">and your allies get a free raise on all rolls for which you receive an Honor bonus (bragging, precepts, and open sincerity).</text:span></text:p>
      <text:p text:style-name="P52">Third Dan:</text:p>
      <text:p text:style-name="P156"><text:span text:style-name="T128">Roll X dice a</text:span>t the beginning of combat, where X is equal to your precepts skill. <text:s/>You may swap any of these dice for any rolled die on any attack, parry, wound check, or damage roll. <text:s/><text:span text:style-name="T128">You may swap any of these dice for any lower die on any of those types of rolls made by any ally.</text:span></text:p>
      <text:p text:style-name="P52">Fourth Dan:</text:p>
      <text:p text:style-name="P108">Raise your current and maximum <text:span text:style-name="T126">of your School’s chosen Ring</text:span> by 1. <text:s/><text:span text:style-name="T123">Raising that Ring now costs 5 fewer XP.</text:span></text:p>
      <text:p text:style-name="P164">You and your allies get a free raise on all contested rolls for which your opponent has an equal or higher skill rank.</text:p>
      <text:p text:style-name="P52">Fifth Dan:</text:p>
      <text:p text:style-name="P163">You may spend the points from your Conviction knack on your allies’ rolls, and <text:span text:style-name="T129">your Conviction points </text:span>refresh after each conversation and combat round. <text:s/><text:span text:style-name="T129">You may also spend these points to lower <text:s/>action dice in order for you or an ally to counterattack or parry.</text:span></text:p>
      <text:p text:style-name="P10">Shosuro Actor School</text:p>
      <text:p text:style-name="P48"/>
      <text:p text:style-name="P48"><text:tab/></text:p>
      <text:p text:style-name="P48"/>
      <text:p text:style-name="P41"><text:span text:style-name="T116">School Ring</text:span>:</text:p>
      <text:p text:style-name="P139">Air</text:p>
      <text:p text:style-name="P42"/>
      <text:p text:style-name="P50">School Knacks:</text:p>
      <text:p text:style-name="P69"><text:span text:style-name="T122">athletics, </text:span>discern Honor, pontificate</text:p>
      <text:p text:style-name="P111"/>
      <text:p text:style-name="P47">Special Ability:</text:p>
      <text:p text:style-name="P154">Roll extra dice equal to your acting on attack, parry, and wound check rolls.</text:p>
      <text:p text:style-name="P70"/>
      <text:p text:style-name="P47">First Dan:</text:p>
      <text:p text:style-name="P69">Roll one extra die on <text:span text:style-name="T44">attack, </text:span>sincerity, <text:span text:style-name="T44">and wound check rolls</text:span>.</text:p>
      <text:p text:style-name="P47">Second Dan:</text:p>
      <text:p text:style-name="P69">You get a free raise on sincerity rolls.</text:p>
      <text:p text:style-name="P47">Third Dan:</text:p>
      <text:p text:style-name="P69">Each <text:span text:style-name="T31">adventure</text:span> you get <text:span text:style-name="T9">2</text:span>X free raises, where X is equal to your sincerity <text:span text:style-name="T57">skill</text:span>, which may be applied to the following <text:span text:style-name="T41">rolls</text:span>: acting, <text:span text:style-name="T48">heraldry, </text:span>sincerity, sneaking, <text:span text:style-name="T30">attack</text:span>, and wound checks. <text:s/><text:span text:style-name="T12">You may not spend more than X of these free raises on a single roll.</text:span></text:p>
      <text:p text:style-name="P47">Fourth Dan:</text:p>
      <text:p text:style-name="P105">Raise your current and maximum Air by 1. <text:s/><text:span text:style-name="T123">Raising your Air now costs 5 fewer XP.</text:span></text:p>
      <text:p text:style-name="P105">Your Rank is considered <text:span text:style-name="T13">5</text:span>.0 higher for the purpose of calculating your stipend.</text:p>
      <text:p text:style-name="P47">Fifth Dan:</text:p>
      <text:p text:style-name="P161">After making any TN or contested roll, add your lowest three unkept dice to the result.</text:p>
      <text:p text:style-name="P111"/>
      <text:p text:style-name="P10">Shugenja School</text:p>
      <text:p text:style-name="P48"/>
      <text:p text:style-name="P48"><text:tab/></text:p>
      <text:p text:style-name="P48"/>
      <text:p text:style-name="P41"><text:span text:style-name="T116">School Ring</text:span>:</text:p>
      <text:p text:style-name="P139">Any non-Void</text:p>
      <text:p text:style-name="P42"/>
      <text:p text:style-name="P50">School Knacks:</text:p>
      <text:p text:style-name="P69">commune, pontificate, spellcasting</text:p>
      <text:p text:style-name="P111"/>
      <text:p text:style-name="P47">Special Ability:</text:p>
      <text:p text:style-name="P69">Your maximum number of void points is equal to your highest ring plus your school rank. <text:s/>You regain <text:span text:style-name="T74">a number of </text:span>void points <text:span text:style-name="T74">equal to your lowest Ring </text:span>after a full night's rest, and one void point per <text:span text:style-name="T75">2 </text:span>hour<text:span text:style-name="T75">s</text:span> for a partial night. <text:s/>However, you may not spend more void points on any one roll than your lowest Ring minus 1.</text:p>
      <text:p text:style-name="P111"/>
      <text:p text:style-name="P47">First Dan:</text:p>
      <text:p text:style-name="P69">Roll one extra die when <text:span text:style-name="T11">rolling </text:span>precepts <text:span text:style-name="T11">or </text:span>with commune and spellcasting for <text:span text:style-name="T9">your</text:span> chosen element.</text:p>
      <text:p text:style-name="P47">Second Dan:</text:p>
      <text:p text:style-name="P69">You get a free raise when <text:span text:style-name="T11">rolling precepts or with </text:span>commune <text:span text:style-name="T11">and</text:span> spellcasting for <text:span text:style-name="T9">your</text:span> chosen element.</text:p>
      <text:p text:style-name="P47">Third Dan:</text:p>
      <text:p text:style-name="P69">Each <text:span text:style-name="T32">adventure</text:span> you get <text:span text:style-name="T9">2</text:span>X free raises, where X is equal to your precepts <text:span text:style-name="T58">skill</text:span>, which may be applied to the following rolls: <text:span text:style-name="T43">bragging</text:span>, intimidation, precepts, tact, wound checks, <text:span text:style-name="T9">and spellcasting for your chosen element</text:span>. <text:s/><text:span text:style-name="T9">You may not spend more than X of these free raises on any single roll.</text:span></text:p>
      <text:p text:style-name="P47">Fourth Dan:</text:p>
      <text:p text:style-name="P106">Raise your current and maximum Ring of your <text:span text:style-name="T76">chosen </text:span>element by 1.<text:span text:style-name="T10"> <text:s/>Raising that Ring now costs 5 fewer XP.</text:span></text:p>
      <text:p text:style-name="P155">You may cast one spell per round as an interrupt action.</text:p>
      <text:p text:style-name="P47">Fifth Dan:</text:p>
      <text:p text:style-name="P69">Your non-Void rings are all considered 1 higher when <text:span text:style-name="T105">rolling commune and spellcasting.</text:span></text:p>
      <text:p text:style-name="P114"/>
      <text:p text:style-name="P10">Togashi Ise Zumi School</text:p>
      <text:p text:style-name="P48"/>
      <text:p text:style-name="P48"><text:tab/></text:p>
      <text:p text:style-name="P48"/>
      <text:p text:style-name="P43"><text:span text:style-name="T116">School Ring</text:span>:</text:p>
      <text:p text:style-name="P140">Void</text:p>
      <text:p text:style-name="P44"/>
      <text:p text:style-name="P51">School Knacks:</text:p>
      <text:p text:style-name="P69">athletics, <text:span text:style-name="T22">conviction, </text:span>Dragon Tattoo</text:p>
      <text:p text:style-name="P111"/>
      <text:p text:style-name="P47">Special Ability:</text:p>
      <text:p text:style-name="P69">Roll <text:span text:style-name="T125">either 1 or 3 extra action</text:span> di<text:span text:style-name="T125">c</text:span>e at the beginning of each combat round. <text:s/><text:span text:style-name="T125">If you roll 1 die, it may only be spent on athletics actions; if you roll 3 dice, all of your action dice may only be spent on athletics actions.</text:span></text:p>
      <text:p text:style-name="P111"/>
      <text:p text:style-name="P47">First Dan:</text:p>
      <text:p text:style-name="P69">Roll one extra die on attack, parry, and athletics rolls.</text:p>
      <text:p text:style-name="P47">Second Dan:</text:p>
      <text:p text:style-name="P69">You get a free raise on athletics rolls.</text:p>
      <text:p text:style-name="P47">Third Dan:</text:p>
      <text:p text:style-name="P69">Each <text:span text:style-name="T42">day</text:span> you get <text:span text:style-name="T113">4</text:span>X free raises which may be applied to athletics rolls, where X is your precepts <text:span text:style-name="T59">skill</text:span>.<text:span text:style-name="T33"> <text:s/>You may not spend more than X of these free raises on a single roll.</text:span></text:p>
      <text:p text:style-name="P47">Fourth Dan:</text:p>
      <text:p text:style-name="P107">Raise the current and maximum rank of any Ring by 1. <text:s/><text:span text:style-name="T123">Raising that Ring now costs 5 fewer XP.</text:span></text:p>
      <text:p text:style-name="P162">You may reroll any contested roll once after seeing the result.</text:p>
      <text:p text:style-name="P47">Fifth Dan:</text:p>
      <text:p text:style-name="P69">At any time, you may spend 1 void point to heal 2 serious wounds.</text:p>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Bitstream Vera Serif" svg:font-family="'Bitstream Vera Serif'" style:font-family-generic="roman" style:font-pitch="variable"/>
    <style:font-face style:name="Lucidasans" svg:font-family="Lucidasans"/>
    <style:font-face style:name="Lucidasans1" svg:font-family="Lucidasans" style:font-family-generic="system" style:font-pitch="variable"/>
    <style:font-face style:name="Mincho" svg:font-family="Mincho" style:font-family-generic="system" style:font-pitch="variable"/>
    <style:font-face style:name="Times" svg:font-family="Times"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en" style:country-asian="US" style:font-name-complex="Lucidasans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Bitstream Vera Serif" fo:font-size="12pt" fo:language="en" fo:country="US" style:font-name-asian="Bitstream Vera Sans1" style:font-size-asian="12pt" style:language-asian="en" style:country-asian="US" style:font-name-complex="Lucidasans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1"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Eli Courtwright</meta:initial-creator>
    <meta:creation-date>2007-01-20T18:06:50</meta:creation-date>
    <dc:date>2023-06-19T11:53:59.071106048</dc:date>
    <dc:language>en-US</dc:language>
    <meta:editing-cycles>1067</meta:editing-cycles>
    <meta:editing-duration>P12DT7H4M28S</meta:editing-duration>
    <meta:document-statistic meta:table-count="0" meta:image-count="0" meta:object-count="0" meta:page-count="26" meta:paragraph-count="481" meta:word-count="5208" meta:character-count="29030" meta:non-whitespace-character-count="24190"/>
    <meta:user-defined meta:name="Info 1"/>
    <meta:user-defined meta:name="Info 2"/>
    <meta:user-defined meta:name="Info 3"/>
    <meta:user-defined meta:name="Info 4"/>
  </office:meta>
</office:document-meta>
</file>